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ce1"/>
        <table:table-row table:style-name="ro1">
          <table:table-cell/>
          <table:table-cell table:style-name="Default"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3</text:p>
          </table:table-cell>
          <table:table-cell table:style-name="Default" office:value-type="string" calcext:value-type="string">
            <text:p>p4</text:p>
          </table:table-cell>
          <table:table-cell table:style-name="Default" office:value-type="string" calcext:value-type="string">
            <text:p>p6</text:p>
          </table:table-cell>
          <table:table-cell table:style-name="Default" office:value-type="string" calcext:value-type="string">
            <text:p>p7</text:p>
          </table:table-cell>
        </table:table-row>
        <table:table-row table:style-name="ro1">
          <table:table-cell office:value-type="string" calcext:value-type="string">
            <text:p>applause_LES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ll_kick_LES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l_LES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entator_LES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wd_chanting_LES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wd_cheering_LES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wd_singing_LES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le_voice_aaaa_LES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le_voice_oooo_LES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ferees_whistle_LES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hythmic_clapping_LES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outing_LES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pluase_LES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ss_LES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ss_LES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_hat_LES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act_sound_LES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dividually_identifiable_claps_LES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ano_LES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xophone_LES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ce_of_mc_LES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histling_LES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plause_LES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g_roar_of_crowd_as_goal_is_scored_LES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entator_LES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wd_chanting_LES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wd_cheering_LES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wd_singing_LES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rn_LES3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dividually_identifiable_claps_LES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ferees_whistle_LES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dium_announcer_LES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oices_in_crowd_LES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histling_LES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plause_LES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ilds_voice_LES4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ghs_LES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wd_cheering_LES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wd_shouting_LES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wd_whistling_LES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emale_commentator_LES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otsteps_LES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unt_LES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act_of_ball_on_court_LES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act_of_ball_on_racket_LES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act_of_ball_on_wall_LES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vidually_identifiable_claps_LES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le_commentator_a_LES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e_commentator_b_LES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t_fault_beep_LES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ar_of_crowd_LES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stling_LES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ream_LES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pires_voice_LES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ice_in_crowd_LES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plause_LES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ering_LES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ck_LES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wd_babble/murmur_LES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rework_LES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rn_sound_LES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ty_popper_LES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outing_LES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rumming_sound_LES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ce_wooo_LES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hining_sound_LES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histles_LES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hoop_LES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plause_LES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ass_LES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ir_singling_LES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ghs_LES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wd_cheering_LES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wd_whistling_LES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rn_LES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dividual_whistle_LES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ughter_LES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ud_horn_LES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ty_popper_LES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cussion_LES6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ngs_LES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ce_of_mc_LES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ck_LES7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ck_LES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ghs_LES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wd_applause_LES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wd_babble_LES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wd_chanting_LES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wd_cheering_LES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wd_groan_LES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wd_whsitling_LES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emale_voice_in_crowd_shouting_LES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otsteps_LES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unt_LES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pact_of_ball_on_racket_LES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vidual_whistles_LES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dividually_identifiable_claps_LES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le_commentator_voice_a_LES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e_commentator_voice_b_LES7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e_umprire_voice_LES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le_voice_in_crowd_shouting_LES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le_voice_shouting_LES7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ushing_LES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und_of_ball_bouncing_LES7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d_LES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5P2" style:volatile="true" number:language="en" number:country="GB">
      <number:text> £</number:text>
      <loext:fill-character> </loext:fill-character>
      <number:text>- </number:text>
    </number:number-style>
    <number:text-style style:name="N10125" number:language="en" number:country="GB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26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6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26" number:language="en" number:country="GB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5:32:06.814256965</meta:creation-date>
    <dc:date>2014-12-20T15:36:56.464267913</dc:date>
    <meta:editing-duration>P0D</meta:editing-duration>
    <meta:editing-cycles>1</meta:editing-cycles>
    <meta:document-statistic meta:table-count="1" meta:cell-count="741" meta:object-count="0"/>
    <meta:generator>LibreOffice/4.2.7.2$Linux_X86_64 LibreOffice_project/420m0$Build-2</meta:generator>
  </office:meta>
</office:document-meta>
</file>